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43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3.5cm"/>
      <style:paragraph-properties style:writing-mode="lr-tb"/>
    </style:style>
    <style:style style:name="gr3" style:family="graphic" style:parent-style-name="objectwithoutfill">
      <style:graphic-properties svg:stroke-width="0.035cm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textarea-horizontal-align="justify" draw:textarea-vertical-align="middle" draw:auto-grow-height="false" fo:min-height="4.75cm" fo:min-width="2.5cm"/>
      <style:paragraph-properties style:writing-mode="lr-tb"/>
    </style:style>
    <style:style style:name="gr5" style:family="graphic" style:parent-style-name="standard">
      <style:graphic-properties draw:textarea-vertical-align="middle" draw:auto-grow-height="false" fo:min-height="3.747cm" fo:min-width="2.5cm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2.1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0.458cm" fo:min-width="0.20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3.75cm" fo:min-width="3.5cm"/>
      <style:paragraph-properties style:writing-mode="lr-tb"/>
    </style:style>
    <style:style style:name="gr10" style:family="graphic" style:parent-style-name="objectwithoutfill">
      <style:graphic-properties svg:stroke-width="0.035cm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draw:marker-start-width="0.252cm" draw:marker-end="Arrowheads_20_18" draw:marker-end-width="0.352cm" draw:fill="solid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color="#729fcf" draw:textarea-horizontal-align="justify" draw:textarea-vertical-align="middle" draw:auto-grow-height="false" fo:min-height="0.25cm" fo:min-width="2.563cm"/>
    </style:style>
    <style:style style:name="gr14" style:family="graphic" style:parent-style-name="standard">
      <style:graphic-properties svg:stroke-color="#729fcf" draw:textarea-horizontal-align="justify" draw:textarea-vertical-align="middle" draw:auto-grow-height="false" fo:min-height="0.25cm" fo:min-width="5cm"/>
    </style:style>
    <style:style style:name="gr15" style:family="graphic" style:parent-style-name="standard">
      <style:graphic-properties svg:stroke-color="#729fcf" draw:textarea-horizontal-align="justify" draw:textarea-vertical-align="middle" draw:auto-grow-height="false" fo:min-height="0.25cm" fo:min-width="2.125cm"/>
    </style:style>
    <style:style style:name="gr16" style:family="graphic" style:parent-style-name="standard">
      <style:graphic-properties svg:stroke-color="#729fcf" draw:textarea-horizontal-align="justify" draw:textarea-vertical-align="middle" draw:auto-grow-height="false" fo:min-height="0.25cm" fo:min-width="2.12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2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2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2.375cm" fo:min-width="0cm"/>
    </style:style>
    <style:style style:name="gr21" style:family="graphic" style:parent-style-name="standard">
      <style:graphic-properties svg:stroke-color="#729fcf" draw:textarea-horizontal-align="justify" draw:textarea-vertical-align="middle" draw:auto-grow-height="false" fo:min-height="0.25cm" fo:min-width="1cm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2.77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75cm" fo:min-width="5.5cm"/>
      <style:paragraph-properties style:writing-mode="lr-tb"/>
    </style:style>
    <style:style style:name="gr26" style:family="graphic" style:parent-style-name="standard">
      <style:graphic-properties svg:stroke-color="#2a6099" draw:fill-color="#3465a4" draw:textarea-horizontal-align="justify" draw:textarea-vertical-align="middle" draw:auto-grow-height="false" fo:min-height="2.375cm" fo:min-width="0cm"/>
    </style:style>
    <style:style style:name="gr27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4.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30" style:family="graphic" style:parent-style-name="standard">
      <style:graphic-properties svg:stroke-color="#729fcf" draw:fill-color="#2a6099" draw:textarea-horizontal-align="justify" draw:textarea-vertical-align="middle" draw:auto-grow-height="false" fo:min-height="5.377cm" fo:min-width="0cm"/>
    </style:style>
    <style:style style:name="gr31" style:family="graphic" style:parent-style-name="objectwithoutfill">
      <style:graphic-properties draw:marker-end="Arrowheads_20_19" draw:marker-end-width="0.3cm" draw:fill="solid" draw:textarea-vertical-align="middle"/>
    </style:style>
    <style:style style:name="gr32" style:family="graphic" style:parent-style-name="standard">
      <style:graphic-properties draw:textarea-horizontal-align="justify" draw:textarea-vertical-align="middle" draw:auto-grow-height="false" fo:min-height="1.75cm" fo:min-width="1.5cm"/>
      <style:paragraph-properties style:writing-mode="lr-tb"/>
    </style:style>
    <style:style style:name="gr33" style:family="graphic" style:parent-style-name="objectwithoutfill">
      <style:graphic-properties draw:marker-end="Arrowheads_20_21" draw:marker-end-width="0.3cm" draw:fill="solid" draw:textarea-vertical-align="middle"/>
    </style:style>
    <style:style style:name="gr34" style:family="graphic" style:parent-style-name="standard">
      <style:graphic-properties svg:stroke-color="#2a6099" draw:fill-color="#2a6099" draw:textarea-horizontal-align="justify" draw:textarea-vertical-align="middle" draw:auto-grow-height="false" fo:min-height="0.25cm" fo:min-width="1.25cm"/>
    </style:style>
    <style:style style:name="gr35" style:family="graphic" style:parent-style-name="standard">
      <style:graphic-properties draw:stroke="none" svg:stroke-color="#000000" draw:fill="none" draw:fill-color="#ffffff" fo:min-height="2.634cm"/>
      <style:paragraph-properties style:writing-mode="lr-tb"/>
    </style:style>
    <style:style style:name="gr36" style:family="graphic" style:parent-style-name="objectwithoutfill">
      <style:graphic-properties draw:marker-end="Arrowheads_20_22" draw:marker-end-width="0.3cm" draw:fill="solid" draw:textarea-vertical-align="middle"/>
    </style:style>
    <style:style style:name="gr3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8" style:family="graphic" style:parent-style-name="standard">
      <style:graphic-properties draw:fill-color="#2a6099" draw:textarea-horizontal-align="justify" draw:textarea-vertical-align="middle" draw:auto-grow-height="false" fo:min-height="3cm" fo:min-width="0cm"/>
    </style:style>
    <style:style style:name="gr39" style:family="graphic" style:parent-style-name="objectwithoutfill">
      <style:graphic-properties draw:marker-end="Arrowheads_20_23" draw:marker-end-width="0.3cm" draw:fill="solid" draw:textarea-vertical-align="middle"/>
    </style:style>
    <style:style style:name="gr40" style:family="graphic" style:parent-style-name="standard">
      <style:graphic-properties draw:textarea-horizontal-align="justify" draw:textarea-vertical-align="middle" draw:auto-grow-height="false" fo:min-height="1.75cm" fo:min-width="2.5cm"/>
      <style:paragraph-properties style:writing-mode="lr-tb"/>
    </style:style>
    <style:style style:name="gr41" style:family="graphic" style:parent-style-name="objectwithoutfill">
      <style:graphic-properties draw:marker-end="Arrowheads_20_24" draw:marker-end-width="0.3cm" draw:fill="solid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43" style:family="graphic" style:parent-style-name="objectwithoutfill">
      <style:graphic-properties draw:marker-end="Arrowheads_20_25" draw:marker-end-width="0.3cm" draw:fill="solid" draw:textarea-vertical-align="middle"/>
    </style:style>
    <style:style style:name="gr44" style:family="graphic" style:parent-style-name="standard">
      <style:graphic-properties draw:stroke="none" draw:fill="none" fo:min-height="2.84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fo:min-height="1.575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1.02cm" fo:min-width="0.77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48" style:family="graphic" style:parent-style-name="objectwithoutfill">
      <style:graphic-properties draw:marker-end="Arrowheads_20_1" draw:marker-end-width="0.3cm" draw:fill="solid" draw:textarea-vertical-align="middle"/>
    </style:style>
    <style:style style:name="gr49" style:family="graphic" style:parent-style-name="objectwithoutfill">
      <style:graphic-properties draw:marker-end="Arrowheads_20_2" draw:marker-end-width="0.3cm" draw:fill="solid" draw:textarea-vertical-align="middle"/>
    </style:style>
    <style:style style:name="gr50" style:family="graphic" style:parent-style-name="objectwithoutfill">
      <style:graphic-properties draw:marker-end="Arrowheads_20_3" draw:marker-end-width="0.3cm" draw:fill="solid" draw:textarea-vertical-align="middle"/>
    </style:style>
    <style:style style:name="gr51" style:family="graphic" style:parent-style-name="objectwithoutfill">
      <style:graphic-properties draw:marker-end="Arrowheads_20_4" draw:marker-end-width="0.3cm" draw:fill="solid" draw:textarea-vertical-align="middle"/>
    </style:style>
    <style:style style:name="gr52" style:family="graphic" style:parent-style-name="objectwithoutfill">
      <style:graphic-properties draw:marker-end="Arrowheads_20_5" draw:marker-end-width="0.3cm" draw:fill="solid" draw:textarea-vertical-align="middle"/>
    </style:style>
    <style:style style:name="gr53" style:family="graphic" style:parent-style-name="objectwithoutfill">
      <style:graphic-properties draw:marker-end="Arrowheads_20_6" draw:marker-end-width="0.3cm" draw:fill="solid" draw:textarea-vertical-align="middle"/>
    </style:style>
    <style:style style:name="gr54" style:family="graphic" style:parent-style-name="standard">
      <style:graphic-properties draw:stroke="none" svg:stroke-color="#000000" draw:fill="none" draw:fill-color="#ffffff" fo:min-height="0.915cm"/>
      <style:paragraph-properties style:writing-mode="lr-tb"/>
    </style:style>
    <style:style style:name="gr55" style:family="graphic" style:parent-style-name="objectwithoutfill">
      <style:graphic-properties draw:fill="solid" draw:textarea-vertical-align="middle"/>
    </style:style>
    <style:style style:name="gr56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fo:min-height="1.528cm"/>
      <style:paragraph-properties style:writing-mode="lr-tb"/>
    </style:style>
    <style:style style:name="gr58" style:family="graphic" style:parent-style-name="objectwithoutfill">
      <style:graphic-properties draw:marker-end="Arrowheads_20_9" draw:marker-end-width="0.3cm" draw:fill="solid" draw:textarea-vertical-align="middle"/>
    </style:style>
    <style:style style:name="gr59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fo:min-height="3.56cm"/>
      <style:paragraph-properties style:writing-mode="lr-tb"/>
    </style:style>
    <style:style style:name="gr61" style:family="graphic" style:parent-style-name="standard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1.02cm" fo:min-width="14.74cm"/>
      <style:paragraph-properties style:writing-mode="lr-tb"/>
    </style:style>
    <style:style style:name="gr63" style:family="graphic" style:parent-style-name="objectwithoutfill">
      <style:graphic-properties draw:marker-start="Arrow" draw:marker-end="Arrow" draw:fill="solid" draw:textarea-vertical-align="middle"/>
    </style:style>
    <style:style style:name="gr64" style:family="graphic" style:parent-style-name="standard">
      <style:graphic-properties draw:stroke="none" svg:stroke-color="#000000" draw:fill="none" draw:fill-color="#ffffff" fo:min-height="1.782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6" style:family="graphic" style:parent-style-name="standard">
      <style:graphic-properties draw:textarea-horizontal-align="justify" draw:textarea-vertical-align="middle" draw:auto-grow-height="false" fo:min-height="1.196cm" fo:min-width="0cm"/>
    </style:style>
    <style:style style:name="gr67" style:family="graphic" style:parent-style-name="standard">
      <style:graphic-properties draw:textarea-horizontal-align="justify" draw:textarea-vertical-align="middle" draw:auto-grow-height="false" fo:min-height="1.196cm" fo:min-width="0cm"/>
      <style:paragraph-properties style:writing-mode="lr-tb"/>
    </style:style>
    <style:style style:name="gr68" style:family="graphic" style:parent-style-name="objectwithoutfill">
      <style:graphic-properties draw:marker-end="Arrow" draw:fill="solid" draw:textarea-vertical-align="middle"/>
    </style:style>
    <style:style style:name="gr69" style:family="graphic" style:parent-style-name="standard">
      <style:graphic-properties draw:stroke="none" svg:stroke-color="#000000" draw:fill="none" draw:fill-color="#ffffff" fo:min-height="9.25cm"/>
      <style:paragraph-properties style:writing-mode="lr-tb"/>
    </style:style>
    <style:style style:name="gr70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71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72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73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74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75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76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77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78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79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80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81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82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83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84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85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86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87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fo:font-size="18pt"/>
    </style:style>
    <style:style style:name="P4" style:family="paragraph">
      <loext:graphic-properties draw:fill="solid"/>
      <style:paragraph-properties fo:text-align="center" style:writing-mode="lr-tb"/>
      <style:text-properties fo:font-size="18pt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8" style:family="paragraph">
      <loext:graphic-properties draw:fill-color="#ffff00"/>
      <style:paragraph-properties fo:text-align="center" style:writing-mode="lr-tb"/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style:text-properties style:text-underline-style="solid" style:text-underline-width="auto" style:text-underline-color="font-color"/>
    </style:style>
    <style:style style:name="P17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loext:graphic-properties draw:fill-color="#3465a4"/>
      <style:paragraph-properties fo:text-align="center"/>
      <style:text-properties fo:font-size="18pt"/>
    </style:style>
    <style:style style:name="P20" style:family="paragraph">
      <loext:graphic-properties draw:fill="none" draw:fill-color="#ffffff"/>
      <style:text-properties style:font-name="Noto Mono" fo:font-size="18pt"/>
    </style:style>
    <style:style style:name="P21" style:family="paragraph">
      <loext:graphic-properties draw:fill-color="#2a6099"/>
      <style:paragraph-properties fo:text-align="center"/>
      <style:text-properties fo:font-size="18pt"/>
    </style:style>
    <style:style style:name="P22" style:family="paragraph">
      <style:paragraph-properties fo:text-align="center" style:writing-mode="lr-tb"/>
      <style:text-properties style:text-position="0% 100%" fo:font-size="18pt"/>
    </style:style>
    <style:style style:name="P23" style:family="paragraph">
      <loext:graphic-properties draw:fill-color="#2a6099"/>
      <style:paragraph-properties fo:text-align="center"/>
    </style:style>
    <style:style style:name="P24" style:family="paragraph">
      <loext:graphic-properties draw:fill="none" draw:fill-color="#ffffff"/>
    </style:style>
    <style:style style:name="P25" style:family="paragraph">
      <style:paragraph-properties fo:text-align="justify"/>
    </style:style>
    <style:style style:name="P26" style:family="paragraph">
      <loext:graphic-properties draw:fill="none"/>
      <style:paragraph-properties fo:text-align="justify" style:writing-mode="lr-tb"/>
    </style:style>
    <style:style style:name="P27" style:family="paragraph">
      <loext:graphic-properties draw:fill="none" draw:fill-color="#ffffff"/>
      <style:paragraph-properties style:writing-mode="lr-tb"/>
    </style:style>
    <style:style style:name="P28" style:family="paragraph">
      <style:text-properties fo:font-size="26pt"/>
    </style:style>
    <style:style style:name="P29" style:family="paragraph">
      <loext:graphic-properties draw:fill="none" draw:fill-color="#ffffff"/>
      <style:text-properties fo:font-size="26pt"/>
    </style:style>
    <style:style style:name="P30" style:family="paragraph">
      <loext:graphic-properties draw:opacity="100%"/>
      <style:paragraph-properties fo:text-align="center" style:writing-mode="lr-tb"/>
      <style:text-properties fo:font-size="18pt"/>
    </style:style>
    <style:style style:name="P31" style:family="paragraph">
      <loext:graphic-properties draw:fill="solid"/>
      <style:paragraph-properties fo:text-align="center"/>
      <style:text-properties fo:font-size="18pt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33" style:family="paragraph">
      <loext:graphic-properties draw:fill="none" draw:fill-color="#ffffff"/>
      <style:paragraph-properties style:writing-mode="lr-tb"/>
      <style:text-properties fo:font-size="18pt" style:font-size-asian="14pt" style:font-size-complex="14pt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35" style:family="paragraph">
      <loext:graphic-properties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style:text-position="0% 100%"/>
    </style:style>
    <style:style style:name="T4" style:family="text">
      <style:text-properties style:text-position="33% 58%"/>
    </style:style>
    <style:style style:name="T5" style:family="text">
      <style:text-properties style:text-position="-8% 58%"/>
    </style:style>
    <style:style style:name="T6" style:family="text">
      <style:text-properties style:font-size-asian="14pt" style:font-size-complex="14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6cm" svg:height="3.683cm" svg:x="7cm" svg:y="0.75cm">
          <draw:text-box>
            <text:p text:style-name="P1"><text:span text:style-name="T1">Logikai tervezés – Házi feladat blokkvázlat</text:span></text:p>
            <text:p text:style-name="P1"><text:span text:style-name="T1">Bálint Gergely</text:span></text:p>
            <text:p text:style-name="P1"><text:span text:style-name="T1">Szilágyi Gábor</text:span></text:p>
          </draw:text-box>
        </draw:frame>
        <draw:custom-shape draw:style-name="gr2" draw:text-style-name="P3" draw:layer="layout" svg:width="4cm" svg:height="2.5cm" svg:x="20cm" svg:y="16cm">
          <text:p text:style-name="P3">DSP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cm" svg:y1="12cm" svg:x2="6cm" svg:y2="12cm">
          <text:p/>
        </draw:line>
        <draw:custom-shape draw:style-name="gr4" draw:text-style-name="P3" draw:layer="layout" svg:width="3cm" svg:height="5cm" svg:x="14cm" svg:y="16cm">
          <text:p text:style-name="P3">BRAM-os</text:p>
          <text:p text:style-name="P3">késleltető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3.997cm" draw:transform="rotate (3.1405454560386) translate (10.998cm 19.001cm)">
          <text:p/>
          <draw:enhanced-geometry draw:glue-point-type="segments" draw:type="mso-spt100" draw:modifiers="-90 90.15077801908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3" draw:layer="layout" svg:width="3cm" svg:height="2cm" svg:x="17cm" svg:y="16.25cm">
          <text:p text:style-name="P3">5 pixel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6" draw:layer="layout" svg:width="4.25cm" svg:height="1cm" svg:x="6.25cm" svg:y="11.5cm">
          <draw:text-box>
            <text:p text:style-name="P5">Mindenkihez</text:p>
          </draw:text-box>
        </draw:frame>
        <draw:frame draw:style-name="gr7" draw:text-style-name="P6" draw:layer="layout" svg:width="4.5cm" svg:height="1cm" svg:x="1cm" svg:y="14.25cm">
          <draw:text-box>
            <text:p text:style-name="P5">Pixel (3*8 bit)</text:p>
          </draw:text-box>
        </draw:frame>
        <draw:frame draw:style-name="gr7" draw:text-style-name="P6" draw:layer="layout" svg:width="3cm" svg:height="1cm" svg:x="1cm" svg:y="19cm">
          <draw:text-box>
            <text:p text:style-name="P5">HSync</text:p>
          </draw:text-box>
        </draw:frame>
        <draw:frame draw:style-name="gr7" draw:text-style-name="P6" draw:layer="layout" svg:width="3cm" svg:height="1cm" svg:x="1cm" svg:y="21cm">
          <draw:text-box>
            <text:p text:style-name="P5">VSync</text:p>
          </draw:text-box>
        </draw:frame>
        <draw:frame draw:style-name="gr7" draw:text-style-name="P6" draw:layer="layout" svg:width="2.25cm" svg:height="1cm" svg:x="1cm" svg:y="11cm">
          <draw:text-box>
            <text:p text:style-name="P5">rx_clk</text:p>
          </draw:text-box>
        </draw:frame>
        <draw:frame draw:style-name="gr7" draw:text-style-name="P6" draw:layer="layout" svg:width="3.5cm" svg:height="1cm" svg:x="1cm" svg:y="17cm">
          <draw:text-box>
            <text:p text:style-name="P5">Data_valid</text:p>
          </draw:text-box>
        </draw:frame>
        <draw:frame draw:style-name="gr7" draw:text-style-name="P7" draw:layer="layout" svg:width="7.001cm" svg:height="1cm" svg:x="0.999cm" svg:y="4cm">
          <draw:text-box>
            <text:p text:style-name="P5"><text:span text:style-name="T1">Teljes blokkvázlat:</text:span></text:p>
          </draw:text-box>
        </draw:frame>
        <draw:custom-shape draw:style-name="gr8" draw:text-style-name="P8" draw:layer="layout" svg:width="1cm" svg:height="1cm" svg:x="10cm" svg:y="14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4cm" svg:height="4cm" svg:x="20cm" svg:y="19cm">
          <text:p text:style-name="P3">Regiszteres</text:p>
          <text:p text:style-name="P3">Vagy</text:p>
          <text:p text:style-name="P3">LUTRAM-os</text:p>
          <text:p text:style-name="P3">késleltető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21.5cm" svg:y="23.25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1cm" svg:y1="18cm" svg:x2="6cm" svg:y2="18cm">
          <text:p/>
        </draw:line>
        <draw:line draw:style-name="gr10" draw:text-style-name="P4" draw:layer="layout" svg:x1="1cm" svg:y1="20cm" svg:x2="6cm" svg:y2="20cm">
          <text:p/>
        </draw:line>
        <draw:line draw:style-name="gr10" draw:text-style-name="P4" draw:layer="layout" svg:x1="1cm" svg:y1="22cm" svg:x2="6cm" svg:y2="22cm">
          <text:p/>
        </draw:line>
        <draw:line draw:style-name="gr11" draw:text-style-name="P9" draw:layer="layout" svg:x1="6cm" svg:y1="18cm" svg:x2="9.5cm" svg:y2="18cm">
          <text:p/>
        </draw:line>
        <draw:line draw:style-name="gr12" draw:text-style-name="P9" draw:layer="layout" svg:x1="7cm" svg:y1="18cm" svg:x2="7cm" svg:y2="19.75cm">
          <text:p/>
        </draw:line>
        <draw:line draw:style-name="gr12" draw:text-style-name="P9" draw:layer="layout" svg:x1="11cm" svg:y1="19.75cm" svg:x2="7cm" svg:y2="19.75cm">
          <text:p/>
        </draw:line>
        <draw:line draw:style-name="gr12" draw:text-style-name="P9" draw:layer="layout" svg:x1="6cm" svg:y1="20cm" svg:x2="11cm" svg:y2="20cm">
          <text:p/>
        </draw:line>
        <draw:line draw:style-name="gr12" draw:text-style-name="P9" draw:layer="layout" svg:x1="6cm" svg:y1="22cm" svg:x2="7cm" svg:y2="22cm">
          <text:p/>
        </draw:line>
        <draw:line draw:style-name="gr12" draw:text-style-name="P9" draw:layer="layout" svg:x1="7cm" svg:y1="20.25cm" svg:x2="7cm" svg:y2="22cm">
          <text:p/>
        </draw:line>
        <draw:line draw:style-name="gr12" draw:text-style-name="P9" draw:layer="layout" svg:x1="11cm" svg:y1="20.25cm" svg:x2="7cm" svg:y2="20.25cm">
          <text:p/>
        </draw:line>
        <draw:custom-shape draw:style-name="gr13" draw:text-style-name="P10" draw:layer="layout" svg:width="3.5cm" svg:height="1cm" svg:x="6cm" svg:y="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0" draw:layer="layout" svg:width="5.5cm" svg:height="0.5cm" svg:x="1cm" svg:y="15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15cm" svg:y="14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3cm" svg:height="1cm" svg:x="11cm" svg:y="1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0" draw:layer="layout" svg:width="3cm" svg:height="1cm" svg:x="11cm" svg:y="1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0" draw:layer="layout" svg:width="3cm" svg:height="1cm" svg:x="11.001cm" svg:y="16.501cm">
          <text:p text:style-name="P10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2" draw:layer="layout" svg:width="3cm" svg:height="2.384cm" svg:x="11cm" svg:y="14.25cm">
          <draw:text-box>
            <text:p text:style-name="P11">Pixel</text:p>
            <text:p text:style-name="P11">vagy</text:p>
            <text:p text:style-name="P11">Fekete</text:p>
          </draw:text-box>
        </draw:frame>
        <draw:frame draw:style-name="gr7" draw:text-style-name="P13" draw:layer="layout" svg:width="3cm" svg:height="1cm" svg:x="17cm" svg:y="15.25cm">
          <draw:text-box>
            <text:p text:style-name="P10">5 Pixel</text:p>
          </draw:text-box>
        </draw:frame>
        <draw:custom-shape draw:style-name="gr15" draw:text-style-name="P10" draw:layer="layout" svg:width="3cm" svg:height="1cm" svg:x="17cm" svg:y="1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2" draw:layer="layout" svg:width="3cm" svg:height="2.25cm" svg:x="11cm" svg:y="21cm">
          <draw:text-box>
            <text:p text:style-name="P11">Kontroll</text:p>
            <text:p text:style-name="P11">Jelek</text:p>
          </draw:text-box>
        </draw:frame>
        <draw:frame draw:style-name="gr19" draw:text-style-name="P15" draw:layer="layout" svg:width="4cm" svg:height="1cm" svg:x="20cm" svg:y="12cm">
          <draw:text-box>
            <text:p text:style-name="P14"><text:span text:style-name="T2">Együtthatók</text:span></text:p>
          </draw:text-box>
        </draw:frame>
        <draw:frame draw:style-name="gr7" draw:text-style-name="P6" draw:layer="layout" svg:width="3.5cm" svg:height="1cm" svg:x="25cm" svg:y="18.5cm">
          <draw:text-box>
            <text:p text:style-name="P5">Data valid</text:p>
          </draw:text-box>
        </draw:frame>
        <draw:line draw:style-name="gr10" draw:text-style-name="P4" draw:layer="layout" svg:x1="24cm" svg:y1="19.5cm" svg:x2="29cm" svg:y2="19.5cm">
          <text:p/>
        </draw:line>
        <draw:frame draw:style-name="gr7" draw:text-style-name="P6" draw:layer="layout" svg:width="3cm" svg:height="1cm" svg:x="25cm" svg:y="20cm">
          <draw:text-box>
            <text:p text:style-name="P5">HSync</text:p>
          </draw:text-box>
        </draw:frame>
        <draw:line draw:style-name="gr10" draw:text-style-name="P4" draw:layer="layout" svg:x1="24cm" svg:y1="21cm" svg:x2="29cm" svg:y2="21cm">
          <text:p/>
        </draw:line>
        <draw:frame draw:style-name="gr7" draw:text-style-name="P6" draw:layer="layout" svg:width="3cm" svg:height="1cm" svg:x="25cm" svg:y="21.5cm">
          <draw:text-box>
            <text:p text:style-name="P5">VSync</text:p>
          </draw:text-box>
        </draw:frame>
        <draw:line draw:style-name="gr10" draw:text-style-name="P4" draw:layer="layout" svg:x1="24cm" svg:y1="22.5cm" svg:x2="29cm" svg:y2="22.5cm">
          <text:p/>
        </draw:line>
        <draw:custom-shape draw:style-name="gr20" draw:text-style-name="P10" draw:layer="layout" svg:width="1cm" svg:height="3cm" svg:x="21.5cm" svg:y="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8" draw:layer="layout" svg:width="1cm" svg:height="1cm" svg:x="20cm" svg:y="14.75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4.5cm" svg:height="1cm" svg:x="24cm" svg:y="15.75cm">
          <draw:text-box>
            <text:p text:style-name="P5">Pixel (3*8 bit)</text:p>
          </draw:text-box>
        </draw:frame>
        <draw:custom-shape draw:style-name="gr13" draw:text-style-name="P10" draw:layer="layout" svg:width="3.5cm" svg:height="1cm" svg:x="25.5cm" svg:y="16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0" draw:layer="layout" svg:width="1.5cm" svg:height="0.5cm" svg:x="24cm" svg:y="17cm">
          <text:p/>
          <draw:enhanced-geometry svg:viewBox="0 0 21600 21600" draw:type="rectangle" draw:enhanced-path="M 0 0 L 21600 0 21600 21600 0 21600 0 0 Z N"/>
        </draw:custom-shape>
        <draw:frame draw:style-name="gr22" draw:text-style-name="P12" draw:layer="layout" svg:width="3cm" svg:height="2.25cm" svg:x="17cm" svg:y="21cm">
          <draw:text-box>
            <text:p text:style-name="P11">Kontroll</text:p>
            <text:p text:style-name="P11">Jelek</text:p>
          </draw:text-box>
        </draw:frame>
        <draw:frame draw:style-name="gr7" draw:text-style-name="P17" draw:layer="layout" svg:width="4cm" svg:height="1cm" svg:x="1cm" svg:y="8cm">
          <draw:text-box>
            <text:p text:style-name="P16">bemenetek</text:p>
          </draw:text-box>
        </draw:frame>
        <draw:frame draw:style-name="gr7" draw:text-style-name="P17" draw:layer="layout" svg:width="4cm" svg:height="1cm" svg:x="24cm" svg:y="8cm">
          <draw:text-box>
            <text:p text:style-name="P16">kimenetek</text:p>
          </draw:text-box>
        </draw:frame>
      </draw:page>
      <draw:page draw:name="page2" draw:style-name="dp1" draw:master-page-name="Default">
        <draw:frame draw:style-name="gr23" draw:text-style-name="P6" draw:layer="layout" svg:width="15.25cm" svg:height="3.095cm" svg:x="1cm" svg:y="0.976cm">
          <draw:text-box>
            <text:p text:style-name="P5"><text:span text:style-name="T1">1. Blokk részletesen</text:span>: sok ÉS kapu, a bejövő Data_valid jelet a bejövő Pixel bitjeivel egyenként összeéseli, így fekete pixellel számolunk tovább, ha a bejövő pixel érték érvénytelen.</text:p>
          </draw:text-box>
        </draw:frame>
        <draw:frame draw:style-name="gr24" draw:text-style-name="P18" draw:layer="layout" svg:width="16cm" svg:height="3cm" svg:x="1cm" svg:y="5cm">
          <draw:text-box>
            <text:p text:style-name="P5">Esetleg kell még az elejére egy pipeline regiszter-réteg, mert a data valid jel fanoutja itt 25 (26 a továbbvitt, késleltetett példányával együtt)</text:p>
          </draw:text-box>
        </draw:frame>
      </draw:page>
      <draw:page draw:name="page3" draw:style-name="dp1" draw:master-page-name="Default">
        <draw:custom-shape draw:style-name="gr25" draw:text-style-name="P3" draw:layer="layout" svg:width="6cm" svg:height="2cm" svg:x="2cm" svg:y="13cm">
          <text:p text:style-name="P3">BRAM késleltető</text:p>
          <text:p text:style-name="P3">egység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1cm" svg:height="3cm" svg:x="1.5cm" svg:y="10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text-style-name="P6" draw:layer="layout" svg:width="11cm" svg:height="4.517cm" svg:x="1cm" svg:y="1cm">
          <draw:text-box>
            <text:p text:style-name="P5"><text:span text:style-name="T1">2. Blokk részletesen</text:span>: beérkező pixel mentése és 5 különböző késleltetésű változat (pa, …, pe) előállítása a DSP rész bemenetéhez, valamint színcsatornánként 1-1 kontroll jel késleltetése a blokkramok 9. bitjében</text:p>
          </draw:text-box>
        </draw:frame>
        <draw:frame draw:style-name="gr7" draw:text-style-name="P6" draw:layer="layout" svg:width="10cm" svg:height="1cm" svg:x="0.75cm" svg:y="7cm">
          <draw:text-box>
            <text:p text:style-name="P5">Pixel + Kontroll: 3*(8+1) = 27 bit</text:p>
          </draw:text-box>
        </draw:frame>
        <draw:frame draw:style-name="gr28" draw:text-style-name="P18" draw:layer="layout" svg:width="10cm" svg:height="4.75cm" svg:x="20cm" svg:y="5cm">
          <draw:text-box>
            <text:p text:style-name="P5">3 db párhuzamos, 4k x 9 bit blokkram, ciklikus címzés single port, read first mód, 8 bit (1 színcsatorna) + 1 bit (data_valid/hsync/vsync egy-egy színcsatorna mellé)</text:p>
          </draw:text-box>
        </draw:frame>
        <draw:frame draw:style-name="gr29" draw:text-style-name="P18" draw:layer="layout" svg:width="5.945cm" svg:height="1.25cm" svg:x="5.555cm" svg:y="8.5cm">
          <draw:text-box>
            <text:p text:style-name="P5">Pixel érték (3*8 bit)</text:p>
          </draw:text-box>
        </draw:frame>
        <draw:frame draw:style-name="gr7" draw:text-style-name="P20" draw:layer="layout" svg:width="1.25cm" svg:height="1cm" svg:x="14cm" svg:y="9cm">
          <draw:text-box>
            <text:p text:style-name="P5">pa</text:p>
          </draw:text-box>
        </draw:frame>
        <draw:custom-shape draw:style-name="gr30" draw:text-style-name="P21" draw:layer="layout" svg:width="1cm" svg:height="6.431cm" draw:transform="rotate (-1.22958445803001) translate (7.81cm 14.40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31" draw:text-style-name="P9" draw:layer="layout" svg:x1="2.25cm" svg:y1="9.5cm" svg:x2="14cm" svg:y2="9.5cm">
          <text:p/>
        </draw:line>
        <draw:custom-shape draw:style-name="gr32" draw:text-style-name="P22" draw:layer="layout" svg:width="2cm" svg:height="2cm" svg:x="10cm" svg:y="13cm">
          <text:p text:style-name="P22"><text:span text:style-name="T3">z</text:span><text:span text:style-name="T4">-5</text:span></text:p>
          <draw:enhanced-geometry svg:viewBox="0 0 21600 21600" draw:type="rectangle" draw:enhanced-path="M 0 0 L 21600 0 21600 21600 0 21600 0 0 Z N"/>
        </draw:custom-shape>
        <draw:frame draw:style-name="gr7" draw:text-style-name="P20" draw:layer="layout" svg:width="1.5cm" svg:height="1cm" svg:x="14cm" svg:y="13.5cm">
          <draw:text-box>
            <text:p text:style-name="P5">pb</text:p>
          </draw:text-box>
        </draw:frame>
        <draw:line draw:style-name="gr33" draw:text-style-name="P9" draw:layer="layout" svg:x1="12cm" svg:y1="14cm" svg:x2="14cm" svg:y2="14cm">
          <text:p/>
        </draw:line>
        <draw:custom-shape draw:style-name="gr25" draw:text-style-name="P3" draw:layer="layout" svg:width="6cm" svg:height="2cm" svg:x="2cm" svg:y="17cm">
          <text:p text:style-name="P3">BRAM késleltető</text:p>
          <text:p text:style-name="P3">egység</text:p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1cm" svg:height="6.431cm" draw:transform="rotate (-1.22958445803001) translate (7.81cm 18.40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0" draw:layer="layout" svg:width="1.25cm" svg:height="1cm" svg:x="14cm" svg:y="17.5cm">
          <draw:text-box>
            <text:p text:style-name="P5">pc</text:p>
          </draw:text-box>
        </draw:frame>
        <draw:custom-shape draw:style-name="gr25" draw:text-style-name="P3" draw:layer="layout" svg:width="6cm" svg:height="2cm" svg:x="2cm" svg:y="21cm">
          <text:p text:style-name="P3">BRAM késleltető</text:p>
          <text:p text:style-name="P3">egység</text:p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1cm" svg:height="6.431cm" draw:transform="rotate (-1.22958445803001) translate (7.81cm 22.40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0" draw:layer="layout" svg:width="1.25cm" svg:height="1cm" svg:x="14cm" svg:y="21.5cm">
          <draw:text-box>
            <text:p text:style-name="P5">pd</text:p>
          </draw:text-box>
        </draw:frame>
        <draw:custom-shape draw:style-name="gr25" draw:text-style-name="P3" draw:layer="layout" svg:width="6cm" svg:height="2cm" svg:x="2cm" svg:y="25cm">
          <text:p text:style-name="P3">BRAM késleltető</text:p>
          <text:p text:style-name="P3">egység</text:p>
          <draw:enhanced-geometry svg:viewBox="0 0 21600 21600" draw:type="rectangle" draw:enhanced-path="M 0 0 L 21600 0 21600 21600 0 21600 0 0 Z N"/>
        </draw:custom-shape>
        <draw:frame draw:style-name="gr7" draw:text-style-name="P20" draw:layer="layout" svg:width="1.25cm" svg:height="1cm" svg:x="14cm" svg:y="25.5cm">
          <draw:text-box>
            <text:p text:style-name="P5">pe</text:p>
          </draw:text-box>
        </draw:frame>
        <draw:custom-shape draw:style-name="gr32" draw:text-style-name="P22" draw:layer="layout" svg:width="2cm" svg:height="2cm" svg:x="10cm" svg:y="17cm">
          <text:p text:style-name="P22"><text:span text:style-name="T3">z</text:span><text:span text:style-name="T4">-10</text:span></text:p>
          <draw:enhanced-geometry svg:viewBox="0 0 21600 21600" draw:type="rectangle" draw:enhanced-path="M 0 0 L 21600 0 21600 21600 0 21600 0 0 Z N"/>
        </draw:custom-shape>
        <draw:line draw:style-name="gr33" draw:text-style-name="P9" draw:layer="layout" svg:x1="12cm" svg:y1="18cm" svg:x2="14cm" svg:y2="18cm">
          <text:p/>
        </draw:line>
        <draw:custom-shape draw:style-name="gr32" draw:text-style-name="P22" draw:layer="layout" svg:width="2cm" svg:height="2cm" svg:x="10cm" svg:y="21cm">
          <text:p text:style-name="P22"><text:span text:style-name="T3">z</text:span><text:span text:style-name="T4">-15</text:span></text:p>
          <draw:enhanced-geometry svg:viewBox="0 0 21600 21600" draw:type="rectangle" draw:enhanced-path="M 0 0 L 21600 0 21600 21600 0 21600 0 0 Z N"/>
        </draw:custom-shape>
        <draw:line draw:style-name="gr33" draw:text-style-name="P9" draw:layer="layout" svg:x1="12cm" svg:y1="22cm" svg:x2="14cm" svg:y2="22cm">
          <text:p/>
        </draw:line>
        <draw:custom-shape draw:style-name="gr32" draw:text-style-name="P22" draw:layer="layout" svg:width="2cm" svg:height="2cm" svg:x="10cm" svg:y="25cm">
          <text:p text:style-name="P22"><text:span text:style-name="T3">z</text:span><text:span text:style-name="T4">-20</text:span></text:p>
          <draw:enhanced-geometry svg:viewBox="0 0 21600 21600" draw:type="rectangle" draw:enhanced-path="M 0 0 L 21600 0 21600 21600 0 21600 0 0 Z N"/>
        </draw:custom-shape>
        <draw:line draw:style-name="gr33" draw:text-style-name="P9" draw:layer="layout" svg:x1="8cm" svg:y1="14cm" svg:x2="10cm" svg:y2="14cm">
          <text:p/>
        </draw:line>
        <draw:line draw:style-name="gr33" draw:text-style-name="P9" draw:layer="layout" svg:x1="8cm" svg:y1="18cm" svg:x2="10cm" svg:y2="18cm">
          <text:p/>
        </draw:line>
        <draw:line draw:style-name="gr33" draw:text-style-name="P9" draw:layer="layout" svg:x1="8cm" svg:y1="22cm" svg:x2="10cm" svg:y2="22cm">
          <text:p/>
        </draw:line>
        <draw:custom-shape draw:style-name="gr34" draw:text-style-name="P23" draw:layer="layout" svg:width="2cm" svg:height="1cm" svg:x="8cm" svg:y="2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3" draw:text-style-name="P9" draw:layer="layout" svg:x1="12cm" svg:y1="26cm" svg:x2="14cm" svg:y2="26cm">
          <text:p/>
        </draw:line>
        <draw:custom-shape draw:style-name="gr25" draw:text-style-name="P3" draw:layer="layout" svg:width="6cm" svg:height="2cm" svg:x="13cm" svg:y="5cm">
          <text:p text:style-name="P3">BRAM késleltető</text:p>
          <text:p text:style-name="P3">egység</text:p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2cm" svg:height="2cm" svg:x="15cm" svg:y="1cm">
          <text:p text:style-name="P10">z<text:span text:style-name="T4">-n</text:span></text:p>
          <draw:enhanced-geometry svg:viewBox="0 0 21600 21600" draw:type="rectangle" draw:enhanced-path="M 0 0 L 21600 0 21600 21600 0 21600 0 0 Z N"/>
        </draw:custom-shape>
        <draw:frame draw:style-name="gr35" draw:text-style-name="P18" draw:layer="layout" svg:width="6.5cm" svg:height="2.884cm" svg:x="20cm" svg:y="1cm">
          <draw:text-box>
            <text:p text:style-name="P5">n órajellel késleltető FF-halom, vagy BRAM</text:p>
          </draw:text-box>
        </draw:frame>
        <draw:line draw:style-name="gr36" draw:text-style-name="P9" draw:layer="layout" svg:x1="12cm" svg:y1="26cm" svg:x2="14cm" svg:y2="28cm">
          <text:p/>
        </draw:line>
        <draw:frame draw:style-name="gr37" draw:text-style-name="P20" draw:layer="layout" svg:width="3cm" svg:height="1.673cm" svg:x="14cm" svg:y="27.5cm">
          <draw:text-box>
            <text:p text:style-name="P5">Kontroll</text:p>
            <text:p text:style-name="P5">jelek</text:p>
          </draw:text-box>
        </draw:frame>
        <draw:custom-shape draw:style-name="gr38" draw:text-style-name="P23" draw:layer="layout" svg:width="0.5cm" svg:height="3.25cm" svg:x="1.75cm" svg:y="8cm">
          <text:p/>
          <draw:enhanced-geometry svg:viewBox="0 0 21600 21600" draw:type="rectangle" draw:enhanced-path="M 0 0 L 21600 0 21600 21600 0 21600 0 0 Z N"/>
        </draw:custom-shape>
        <draw:line draw:style-name="gr39" draw:text-style-name="P9" draw:layer="layout" svg:x1="2.25cm" svg:y1="11cm" svg:x2="18cm" svg:y2="11cm">
          <text:p/>
        </draw:line>
        <draw:custom-shape draw:style-name="gr40" draw:text-style-name="P10" draw:layer="layout" svg:width="3cm" svg:height="2cm" svg:x="18cm" svg:y="10cm">
          <text:p text:style-name="P10">W_cntr</text:p>
          <draw:enhanced-geometry svg:viewBox="0 0 21600 21600" draw:type="rectangle" draw:enhanced-path="M 0 0 L 21600 0 21600 21600 0 21600 0 0 Z N"/>
        </draw:custom-shape>
        <draw:frame draw:style-name="gr24" draw:text-style-name="P24" draw:layer="layout" svg:width="7cm" svg:height="11.627cm" svg:x="22cm" svg:y="10cm">
          <draw:text-box>
            <text:p>Egy számláló+ regiszter, ami megszámolja a két Hsync felfutó él között eltelő órajelciklusokat, vagyis a kép szélességét az invalid pixelekkel együtt (ez a w, ami 12 bites, mert 1080p esetén ennyibe fér bele a kép szélessége). Az előállított w értéket használják a BRAM-ok a ciklikus címzés reszeteléséhez.</text:p>
          </draw:text-box>
        </draw:frame>
        <draw:line draw:style-name="gr41" draw:text-style-name="P9" draw:layer="layout" svg:x1="19.5cm" svg:y1="12cm" svg:x2="19.5cm" svg:y2="14.25cm">
          <text:p/>
        </draw:line>
        <draw:frame draw:style-name="gr42" draw:text-style-name="P13" draw:layer="layout" svg:width="1cm" svg:height="1cm" svg:x="19cm" svg:y="14cm">
          <draw:text-box>
            <text:p text:style-name="P10">w</text:p>
          </draw:text-box>
        </draw:frame>
        <draw:frame draw:style-name="gr42" draw:text-style-name="P13" draw:layer="layout" svg:width="1cm" svg:height="1cm" svg:x="0.25cm" svg:y="13.5cm">
          <draw:text-box>
            <text:p text:style-name="P10">w</text:p>
          </draw:text-box>
        </draw:frame>
        <draw:frame draw:style-name="gr42" draw:text-style-name="P13" draw:layer="layout" svg:width="1cm" svg:height="1cm" svg:x="0.25cm" svg:y="17.5cm">
          <draw:text-box>
            <text:p text:style-name="P10">w</text:p>
          </draw:text-box>
        </draw:frame>
        <draw:frame draw:style-name="gr42" draw:text-style-name="P13" draw:layer="layout" svg:width="1cm" svg:height="1cm" svg:x="0.25cm" svg:y="21.5cm">
          <draw:text-box>
            <text:p text:style-name="P10">w</text:p>
          </draw:text-box>
        </draw:frame>
        <draw:frame draw:style-name="gr42" draw:text-style-name="P13" draw:layer="layout" svg:width="1cm" svg:height="1cm" svg:x="0.25cm" svg:y="25.5cm">
          <draw:text-box>
            <text:p text:style-name="P10">w</text:p>
          </draw:text-box>
        </draw:frame>
        <draw:line draw:style-name="gr43" draw:text-style-name="P9" draw:layer="layout" svg:x1="1.25cm" svg:y1="14cm" svg:x2="2cm" svg:y2="14cm">
          <text:p/>
        </draw:line>
        <draw:line draw:style-name="gr43" draw:text-style-name="P9" draw:layer="layout" svg:x1="1.25cm" svg:y1="18cm" svg:x2="2cm" svg:y2="18cm">
          <text:p/>
        </draw:line>
        <draw:line draw:style-name="gr43" draw:text-style-name="P9" draw:layer="layout" svg:x1="1.25cm" svg:y1="22cm" svg:x2="2cm" svg:y2="22cm">
          <text:p/>
        </draw:line>
        <draw:line draw:style-name="gr43" draw:text-style-name="P9" draw:layer="layout" svg:x1="1.25cm" svg:y1="26cm" svg:x2="2cm" svg:y2="26cm">
          <text:p/>
        </draw:line>
      </draw:page>
      <draw:page draw:name="page4" draw:style-name="dp1" draw:master-page-name="Default">
        <draw:frame draw:style-name="gr44" draw:text-style-name="P26" draw:layer="layout" svg:width="19.083cm" svg:height="3.096cm" svg:x="1cm" svg:y="3.111cm">
          <draw:text-box>
            <text:p text:style-name="P25">Szorzás: a súlyozómátrix sorait meg lehet valósítani kasztkád struktúrával, mert az csak ugyanannak a pixel streamnek a különböző késleltetésű változatait adja össze.</text:p>
          </draw:text-box>
        </draw:frame>
        <draw:frame draw:style-name="gr45" draw:text-style-name="P27" draw:layer="layout" svg:width="15.621cm" svg:height="1.825cm" svg:x="1.383cm" svg:y="1.209cm">
          <draw:text-box>
            <text:p><text:span text:style-name="T1">3. Blokk részletesen</text:span>: DSP</text:p>
          </draw:text-box>
        </draw:frame>
        <draw:custom-shape draw:style-name="gr46" draw:text-style-name="P10" draw:layer="layout" svg:width="1.27cm" svg:height="1.27cm" svg:x="1cm" svg:y="9.868cm">
          <text:p text:style-name="P10">DSP</text:p>
          <draw:enhanced-geometry svg:viewBox="0 0 21600 21600" draw:type="rectangle" draw:enhanced-path="M 0 0 L 21600 0 21600 21600 0 21600 0 0 Z N"/>
        </draw:custom-shape>
        <draw:custom-shape draw:style-name="gr47" draw:text-style-name="P10" draw:layer="layout" svg:width="1.27cm" svg:height="1.27cm" svg:x="2.905cm" svg:y="9.86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0" draw:layer="layout" svg:width="1.27cm" svg:height="1.27cm" svg:x="4.81cm" svg:y="9.86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0" draw:layer="layout" svg:width="1.27cm" svg:height="1.27cm" svg:x="6.715cm" svg:y="9.86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0" draw:layer="layout" svg:width="1.27cm" svg:height="1.27cm" svg:x="8.62cm" svg:y="9.868cm">
          <text:p/>
          <draw:enhanced-geometry svg:viewBox="0 0 21600 21600" draw:type="rectangle" draw:enhanced-path="M 0 0 L 21600 0 21600 21600 0 21600 0 0 Z N"/>
        </draw:custom-shape>
        <draw:line draw:style-name="gr48" draw:text-style-name="P9" draw:layer="layout" svg:x1="2.27cm" svg:y1="10.503cm" svg:x2="2.905cm" svg:y2="10.503cm">
          <text:p/>
        </draw:line>
        <draw:line draw:style-name="gr49" draw:text-style-name="P9" draw:layer="layout" svg:x1="4.175cm" svg:y1="10.503cm" svg:x2="4.81cm" svg:y2="10.503cm">
          <text:p/>
        </draw:line>
        <draw:line draw:style-name="gr50" draw:text-style-name="P9" draw:layer="layout" svg:x1="6.08cm" svg:y1="10.503cm" svg:x2="6.715cm" svg:y2="10.503cm">
          <text:p/>
        </draw:line>
        <draw:line draw:style-name="gr51" draw:text-style-name="P9" draw:layer="layout" svg:x1="7.985cm" svg:y1="10.503cm" svg:x2="8.62cm" svg:y2="10.503cm">
          <text:p/>
        </draw:line>
        <draw:line draw:style-name="gr52" draw:text-style-name="P9" draw:layer="layout" svg:x1="1.635cm" svg:y1="7.963cm" svg:x2="1.635cm" svg:y2="9.868cm">
          <text:p/>
        </draw:line>
        <draw:line draw:style-name="gr53" draw:text-style-name="P9" draw:layer="layout" svg:x1="3.54cm" svg:y1="8.979cm" svg:x2="3.54cm" svg:y2="9.868cm">
          <text:p/>
        </draw:line>
        <draw:line draw:style-name="gr53" draw:text-style-name="P9" draw:layer="layout" svg:x1="5.445cm" svg:y1="8.979cm" svg:x2="5.445cm" svg:y2="9.868cm">
          <text:p/>
        </draw:line>
        <draw:line draw:style-name="gr53" draw:text-style-name="P9" draw:layer="layout" svg:x1="7.35cm" svg:y1="8.979cm" svg:x2="7.35cm" svg:y2="9.868cm">
          <text:p/>
        </draw:line>
        <draw:line draw:style-name="gr53" draw:text-style-name="P9" draw:layer="layout" svg:x1="9.255cm" svg:y1="8.979cm" svg:x2="9.255cm" svg:y2="9.868cm">
          <text:p/>
        </draw:line>
        <draw:frame draw:style-name="gr54" draw:text-style-name="P24" draw:layer="layout" svg:width="1.27cm" svg:height="1.165cm" svg:x="1.254cm" svg:y="6.947cm">
          <draw:text-box>
            <text:p>pa</text:p>
          </draw:text-box>
        </draw:frame>
        <draw:line draw:style-name="gr55" draw:text-style-name="P9" draw:layer="layout" svg:x1="1.635cm" svg:y1="8.979cm" svg:x2="9.255cm" svg:y2="8.979cm">
          <text:p/>
        </draw:line>
        <draw:custom-shape draw:style-name="gr47" draw:text-style-name="P10" draw:layer="layout" svg:width="1.27cm" svg:height="1.27cm" svg:x="10.525cm" svg:y="9.86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0" draw:layer="layout" svg:width="1.27cm" svg:height="1.27cm" svg:x="12.43cm" svg:y="9.868cm">
          <text:p/>
          <draw:enhanced-geometry svg:viewBox="0 0 21600 21600" draw:type="rectangle" draw:enhanced-path="M 0 0 L 21600 0 21600 21600 0 21600 0 0 Z N"/>
        </draw:custom-shape>
        <draw:line draw:style-name="gr48" draw:text-style-name="P9" draw:layer="layout" svg:x1="11.795cm" svg:y1="10.503cm" svg:x2="12.43cm" svg:y2="10.503cm">
          <text:p/>
        </draw:line>
        <draw:line draw:style-name="gr49" draw:text-style-name="P9" draw:layer="layout" svg:x1="13.7cm" svg:y1="10.503cm" svg:x2="14.335cm" svg:y2="10.503cm">
          <text:p/>
        </draw:line>
        <draw:line draw:style-name="gr52" draw:text-style-name="P9" draw:layer="layout" svg:x1="11.16cm" svg:y1="7.963cm" svg:x2="11.16cm" svg:y2="9.868cm">
          <text:p/>
        </draw:line>
        <draw:line draw:style-name="gr53" draw:text-style-name="P9" draw:layer="layout" svg:x1="13.065cm" svg:y1="8.979cm" svg:x2="13.065cm" svg:y2="9.868cm">
          <text:p/>
        </draw:line>
        <draw:frame draw:style-name="gr56" draw:text-style-name="P24" draw:layer="layout" svg:width="1.524cm" svg:height="1.016cm" svg:x="10.779cm" svg:y="6.947cm">
          <draw:text-box>
            <text:p>pb</text:p>
          </draw:text-box>
        </draw:frame>
        <draw:line draw:style-name="gr55" draw:text-style-name="P9" draw:layer="layout" svg:x1="11.16cm" svg:y1="8.979cm" svg:x2="14.335cm" svg:y2="8.979cm">
          <text:p/>
        </draw:line>
        <draw:line draw:style-name="gr48" draw:text-style-name="P9" draw:layer="layout" svg:x1="9.89cm" svg:y1="10.503cm" svg:x2="10.525cm" svg:y2="10.503cm">
          <text:p/>
        </draw:line>
        <draw:frame draw:style-name="gr57" draw:text-style-name="P29" draw:layer="layout" svg:width="3.048cm" svg:height="1.778cm" svg:x="14.589cm" svg:y="9.614cm">
          <draw:text-box>
            <text:p text:style-name="P28">...</text:p>
          </draw:text-box>
        </draw:frame>
        <draw:line draw:style-name="gr58" draw:text-style-name="P9" draw:layer="layout" svg:x1="1.635cm" svg:y1="12.408cm" svg:x2="1.635cm" svg:y2="11.138cm">
          <text:p/>
        </draw:line>
        <draw:frame draw:style-name="gr59" draw:text-style-name="P24" draw:layer="layout" svg:width="1.397cm" svg:height="1.27cm" svg:x="1cm" svg:y="12.408cm">
          <draw:text-box>
            <text:p>h<text:span text:style-name="T5">4</text:span></text:p>
          </draw:text-box>
        </draw:frame>
        <draw:line draw:style-name="gr58" draw:text-style-name="P9" draw:layer="layout" svg:x1="3.54cm" svg:y1="12.408cm" svg:x2="3.54cm" svg:y2="11.138cm">
          <text:p/>
        </draw:line>
        <draw:frame draw:style-name="gr59" draw:text-style-name="P24" draw:layer="layout" svg:width="1.397cm" svg:height="1.27cm" svg:x="2.905cm" svg:y="12.408cm">
          <draw:text-box>
            <text:p>h<text:span text:style-name="T5">3</text:span></text:p>
          </draw:text-box>
        </draw:frame>
        <draw:line draw:style-name="gr58" draw:text-style-name="P9" draw:layer="layout" svg:x1="5.445cm" svg:y1="12.408cm" svg:x2="5.445cm" svg:y2="11.138cm">
          <text:p/>
        </draw:line>
        <draw:frame draw:style-name="gr59" draw:text-style-name="P24" draw:layer="layout" svg:width="1.397cm" svg:height="1.27cm" svg:x="4.81cm" svg:y="12.408cm">
          <draw:text-box>
            <text:p>h<text:span text:style-name="T5">2</text:span></text:p>
          </draw:text-box>
        </draw:frame>
        <draw:line draw:style-name="gr58" draw:text-style-name="P9" draw:layer="layout" svg:x1="7.35cm" svg:y1="12.408cm" svg:x2="7.35cm" svg:y2="11.138cm">
          <text:p/>
        </draw:line>
        <draw:frame draw:style-name="gr59" draw:text-style-name="P24" draw:layer="layout" svg:width="1.397cm" svg:height="1.27cm" svg:x="6.715cm" svg:y="12.408cm">
          <draw:text-box>
            <text:p>h<text:span text:style-name="T5">1</text:span></text:p>
          </draw:text-box>
        </draw:frame>
        <draw:line draw:style-name="gr58" draw:text-style-name="P9" draw:layer="layout" svg:x1="9.255cm" svg:y1="12.408cm" svg:x2="9.255cm" svg:y2="11.138cm">
          <text:p/>
        </draw:line>
        <draw:frame draw:style-name="gr59" draw:text-style-name="P24" draw:layer="layout" svg:width="1.397cm" svg:height="1.27cm" svg:x="8.62cm" svg:y="12.408cm">
          <draw:text-box>
            <text:p>h<text:span text:style-name="T5">0</text:span></text:p>
          </draw:text-box>
        </draw:frame>
        <draw:line draw:style-name="gr58" draw:text-style-name="P9" draw:layer="layout" svg:x1="11.16cm" svg:y1="12.408cm" svg:x2="11.16cm" svg:y2="11.138cm">
          <text:p/>
        </draw:line>
        <draw:frame draw:style-name="gr37" draw:text-style-name="P24" draw:layer="layout" svg:width="1.905cm" svg:height="1.673cm" svg:x="10.525cm" svg:y="12.408cm">
          <draw:text-box>
            <text:p><text:span text:style-name="T3">h</text:span><text:span text:style-name="T5">w+4</text:span></text:p>
          </draw:text-box>
        </draw:frame>
        <draw:line draw:style-name="gr58" draw:text-style-name="P9" draw:layer="layout" svg:x1="13.065cm" svg:y1="12.386cm" svg:x2="13.065cm" svg:y2="11.116cm">
          <text:p/>
        </draw:line>
        <draw:frame draw:style-name="gr37" draw:text-style-name="P24" draw:layer="layout" svg:width="1.905cm" svg:height="1.673cm" svg:x="12.43cm" svg:y="12.386cm">
          <draw:text-box>
            <text:p><text:span text:style-name="T3">h</text:span><text:span text:style-name="T5">w+3</text:span></text:p>
          </draw:text-box>
        </draw:frame>
        <draw:frame draw:style-name="gr60" draw:text-style-name="P24" draw:layer="layout" svg:width="9.144cm" svg:height="3.81cm" svg:x="2.651cm" svg:y="15.097cm">
          <draw:text-box>
            <text:p>Egy DSP blokk elvileg 3 órajel késleltetést jelent (ha minden belső pieline regiszterjét használjuk) VERIFIKÁLNI</text:p>
          </draw:text-box>
        </draw:frame>
      </draw:page>
      <draw:page draw:name="page5" draw:style-name="dp1" draw:master-page-name="Default">
        <draw:custom-shape draw:style-name="gr61" draw:text-style-name="P30" draw:layer="layout" svg:width="2cm" svg:height="2cm" svg:x="9cm" svg:y="4cm">
          <text:p text:style-name="P3">0+4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0" draw:layer="layout" svg:width="2cm" svg:height="2cm" svg:x="9cm" svg:y="6cm">
          <text:p text:style-name="P3">0+3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0" draw:layer="layout" svg:width="2cm" svg:height="2cm" svg:x="9cm" svg:y="8cm">
          <text:p text:style-name="P3">0+2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0" draw:layer="layout" svg:width="2cm" svg:height="2cm" svg:x="9cm" svg:y="10cm">
          <text:p text:style-name="P3">0+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0" draw:layer="layout" svg:width="2cm" svg:height="2cm" svg:x="9cm" svg:y="12cm">
          <text:p text:style-name="P3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0" draw:layer="layout" svg:width="2cm" svg:height="2cm" svg:x="7cm" svg:y="4cm">
          <text:p text:style-name="P3">1+4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0" draw:layer="layout" svg:width="2cm" svg:height="2cm" svg:x="7cm" svg:y="6cm">
          <text:p text:style-name="P3">1+3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0" draw:layer="layout" svg:width="2cm" svg:height="2cm" svg:x="7cm" svg:y="8cm">
          <text:p text:style-name="P3">1+2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0" draw:layer="layout" svg:width="2cm" svg:height="2cm" svg:x="7cm" svg:y="10cm">
          <text:p text:style-name="P3">1+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0" draw:layer="layout" svg:width="2cm" svg:height="2cm" svg:x="7cm" svg:y="12cm">
          <text:p text:style-name="P3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0" draw:layer="layout" svg:width="2cm" svg:height="2cm" svg:x="5cm" svg:y="4cm">
          <text:p text:style-name="P3">2+4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0" draw:layer="layout" svg:width="2cm" svg:height="2cm" svg:x="5cm" svg:y="6cm">
          <text:p text:style-name="P3">2+3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0" draw:layer="layout" svg:width="2cm" svg:height="2cm" svg:x="5cm" svg:y="8cm">
          <text:p text:style-name="P3">2+2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0" draw:layer="layout" svg:width="2cm" svg:height="2cm" svg:x="5cm" svg:y="10cm">
          <text:p text:style-name="P3">2+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0" draw:layer="layout" svg:width="2cm" svg:height="2cm" svg:x="5cm" svg:y="12cm">
          <text:p text:style-name="P3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0" draw:layer="layout" svg:width="2cm" svg:height="2cm" svg:x="3cm" svg:y="4cm">
          <text:p text:style-name="P3">3+4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0" draw:layer="layout" svg:width="2cm" svg:height="2cm" svg:x="3cm" svg:y="6cm">
          <text:p text:style-name="P3">3+3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0" draw:layer="layout" svg:width="2cm" svg:height="2cm" svg:x="3cm" svg:y="8cm">
          <text:p text:style-name="P3">3+2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0" draw:layer="layout" svg:width="2cm" svg:height="2cm" svg:x="3cm" svg:y="10cm">
          <text:p text:style-name="P3">3+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0" draw:layer="layout" svg:width="2cm" svg:height="2cm" svg:x="3cm" svg:y="12cm">
          <text:p text:style-name="P3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0" draw:layer="layout" svg:width="2cm" svg:height="2cm" svg:x="1cm" svg:y="4cm">
          <text:p text:style-name="P3">4+4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0" draw:layer="layout" svg:width="2cm" svg:height="2cm" svg:x="1cm" svg:y="6cm">
          <text:p text:style-name="P3">4+3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0" draw:layer="layout" svg:width="2cm" svg:height="2cm" svg:x="1cm" svg:y="8cm">
          <text:p text:style-name="P3">4+2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0" draw:layer="layout" svg:width="2cm" svg:height="2cm" svg:x="1cm" svg:y="10cm">
          <text:p text:style-name="P3">4+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0" draw:layer="layout" svg:width="2cm" svg:height="2cm" svg:x="1cm" svg:y="12cm">
          <text:p text:style-name="P3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" draw:layer="layout" svg:width="15.24cm" svg:height="1.27cm" svg:x="1cm" svg:y="16.24cm">
          <text:p text:style-name="P3">SHR vagy 5 db. Ciklikus címzésű memória + reg-ek</text:p>
          <draw:enhanced-geometry svg:viewBox="0 0 21600 21600" draw:type="rectangle" draw:enhanced-path="M 0 0 L 21600 0 21600 21600 0 21600 0 0 Z N"/>
        </draw:custom-shape>
        <draw:line draw:style-name="gr63" draw:text-style-name="P31" draw:layer="layout" svg:x1="1cm" svg:y1="14.97cm" svg:x2="16.24cm" svg:y2="14.97cm">
          <text:p/>
        </draw:line>
        <draw:frame draw:style-name="gr64" draw:text-style-name="P6" draw:layer="layout" svg:width="2.413cm" svg:height="2.032cm" svg:x="7.477cm" svg:y="14.208cm">
          <draw:text-box>
            <text:p text:style-name="P5">4W+5</text:p>
          </draw:text-box>
        </draw:frame>
        <draw:line draw:style-name="gr63" draw:text-style-name="P31" draw:layer="layout" svg:x1="17.51cm" svg:y1="17.51cm" svg:x2="17.51cm" svg:y2="16.24cm">
          <text:p/>
        </draw:line>
        <draw:frame draw:style-name="gr65" draw:text-style-name="P6" draw:layer="layout" svg:width="0.812cm" svg:height="0.962cm" svg:x="17.764cm" svg:y="16.367cm">
          <draw:text-box>
            <text:p text:style-name="P5">8</text:p>
          </draw:text-box>
        </draw:frame>
        <draw:custom-shape draw:style-name="gr66" draw:text-style-name="P1" draw:layer="layout" svg:width="0.508cm" svg:height="1.651cm" draw:transform="rotate (-3.14159265358979) translate (16.494cm 19.542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1" draw:layer="layout" svg:width="0.508cm" svg:height="1.651cm" draw:transform="rotate (-3.14159265358979) translate (12.811cm 19.542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1" draw:layer="layout" svg:width="0.508cm" svg:height="1.651cm" draw:transform="rotate (-3.14159265358979) translate (8.874cm 19.542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1" draw:layer="layout" svg:width="0.508cm" svg:height="1.651cm" draw:transform="rotate (-3.14159265358979) translate (5.191cm 19.542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7" draw:text-style-name="P3" draw:layer="layout" svg:width="0.508cm" svg:height="1.651cm" draw:transform="rotate (-3.14159265358979) translate (1.381cm 19.542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3" draw:text-style-name="P31" draw:layer="layout" svg:x1="1.254cm" svg:y1="18.78cm" svg:x2="5.064cm" svg:y2="18.78cm">
          <text:p/>
        </draw:line>
        <draw:frame draw:style-name="gr56" draw:text-style-name="P6" draw:layer="layout" svg:width="1.143cm" svg:height="1.016cm" svg:x="2.27cm" svg:y="17.891cm">
          <draw:text-box>
            <text:p text:style-name="P5">W</text:p>
          </draw:text-box>
        </draw:frame>
        <draw:line draw:style-name="gr63" draw:text-style-name="P31" draw:layer="layout" svg:x1="5.064cm" svg:y1="18.78cm" svg:x2="8.747cm" svg:y2="18.78cm">
          <text:p/>
        </draw:line>
        <draw:frame draw:style-name="gr56" draw:text-style-name="P6" draw:layer="layout" svg:width="1.143cm" svg:height="1.016cm" svg:x="5.953cm" svg:y="17.891cm">
          <draw:text-box>
            <text:p text:style-name="P5">W</text:p>
          </draw:text-box>
        </draw:frame>
        <draw:frame draw:style-name="gr56" draw:text-style-name="P6" draw:layer="layout" svg:width="1.143cm" svg:height="1.016cm" svg:x="10.017cm" svg:y="17.891cm">
          <draw:text-box>
            <text:p text:style-name="P5">...</text:p>
          </draw:text-box>
        </draw:frame>
        <draw:line draw:style-name="gr68" draw:text-style-name="P31" draw:layer="layout" svg:x1="7.35cm" svg:y1="19.669cm" svg:x2="8.366cm" svg:y2="19.669cm">
          <text:p/>
        </draw:line>
        <draw:line draw:style-name="gr68" draw:text-style-name="P31" draw:layer="layout" svg:x1="10.017cm" svg:y1="19.669cm" svg:x2="8.874cm" svg:y2="19.669cm">
          <text:p/>
        </draw:line>
        <draw:frame draw:style-name="gr56" draw:text-style-name="P32" draw:layer="layout" svg:width="1.143cm" svg:height="1.016cm" svg:x="7.985cm" svg:y="19.415cm">
          <draw:text-box>
            <text:p text:style-name="P1">5</text:p>
          </draw:text-box>
        </draw:frame>
        <draw:frame draw:style-name="gr69" draw:text-style-name="P33" draw:layer="layout" svg:width="27cm" svg:height="9.5cm" svg:x="2cm" svg:y="20cm">
          <draw:text-box>
            <text:p text:style-name="P5"><text:span text:style-name="T6">Hogyan ne mossuk össze a kép két szélét, és alját-tetejét?</text:span></text:p>
            <text:p text:style-name="P5"><text:span text:style-name="T6">→ </text:span><text:span text:style-name="T6">2 számláló, Wmax-ig és Hmax-ig</text:span></text:p>
            <text:p text:style-name="P5"><text:span text:style-name="T6">Sor esetén</text:span></text:p>
            <text:p text:style-name="P5"><text:span text:style-name="T6">→ </text:span><text:span text:style-name="T6">valid biteket számolja, invalid után a számérték a kép szélesség</text:span></text:p>
            <text:p text:style-name="P5"><text:span text:style-name="T6">Oszlop esetén</text:span></text:p>
            <text:p text:style-name="P5"><text:span text:style-name="T6">→ </text:span><text:span text:style-name="T6">W*n-t számol, tehát a sorok első bitjét nézi, hogy valid-e</text:span></text:p>
            <text:p text:style-name="P5"><text:span text:style-name="T6">Az így kapott szélesség magasság értékeket kimentjük egy-egy regbe. Másik két számlálóval az aktuális pozíciót nézzük</text:span></text:p>
            <text:p text:style-name="P5"><text:span text:style-name="T6">→ </text:span><text:span text:style-name="T6">ha a meghatározott W, H értékek közelébe érünk, akkor megadott “kicsatolási” helyeken megadott bitet nem veszünk figyelembe (azaz a kicsatolt érték helyett feketét feltételezünk)</text:span></text:p>
            <text:p text:style-name="P5"><text:span text:style-name="T6"/></text:p>
            <text:p text:style-name="P5"><text:span text:style-name="T6">Így minden sor és oszlop esetén az előző sor és oszlop méretéhez igazodunk, ami helyes, hiszen felbontásállítás esetén 1-1 hibás feldolgozás lesz, utána a többi jó.</text:span></text:p>
          </draw:text-box>
        </draw:frame>
        <draw:custom-shape draw:style-name="gr70" draw:text-style-name="P35" draw:layer="layout" svg:width="2cm" svg:height="2cm" svg:x="26cm" svg:y="4cm">
          <text:p text:style-name="P34">h<text:span text:style-name="T5">4w+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5" draw:layer="layout" svg:width="2cm" svg:height="2cm" svg:x="26cm" svg:y="6cm">
          <text:p text:style-name="P34">h<text:span text:style-name="T5">3w+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5" draw:layer="layout" svg:width="2cm" svg:height="2cm" svg:x="26cm" svg:y="8cm">
          <text:p text:style-name="P34">h<text:span text:style-name="T5">2w+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0" draw:layer="layout" svg:width="2cm" svg:height="2cm" svg:x="26cm" svg:y="10cm">
          <text:p text:style-name="P3">h<text:span text:style-name="T5">w+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0" draw:layer="layout" svg:width="2cm" svg:height="2cm" svg:x="26cm" svg:y="12cm">
          <text:p text:style-name="P3">h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5" draw:layer="layout" svg:width="2cm" svg:height="2cm" svg:x="24cm" svg:y="4cm">
          <text:p text:style-name="P34">h<text:span text:style-name="T5">4w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5" draw:layer="layout" svg:width="2cm" svg:height="2cm" svg:x="24cm" svg:y="6cm">
          <text:p text:style-name="P34">h<text:span text:style-name="T5">3w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35" draw:layer="layout" svg:width="2cm" svg:height="2cm" svg:x="24cm" svg:y="8cm">
          <text:p text:style-name="P34">h<text:span text:style-name="T5">2w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0" draw:layer="layout" svg:width="2cm" svg:height="2cm" svg:x="24cm" svg:y="10cm">
          <text:p text:style-name="P3">h<text:span text:style-name="T5">w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0" draw:layer="layout" svg:width="2cm" svg:height="2cm" svg:x="24cm" svg:y="12cm">
          <text:p text:style-name="P3">h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5" draw:layer="layout" svg:width="2cm" svg:height="2cm" svg:x="22cm" svg:y="4cm">
          <text:p text:style-name="P34">h<text:span text:style-name="T5">4w+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5" draw:layer="layout" svg:width="2cm" svg:height="2cm" svg:x="22cm" svg:y="6cm">
          <text:p text:style-name="P34">h<text:span text:style-name="T5">3w+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35" draw:layer="layout" svg:width="2cm" svg:height="2cm" svg:x="22cm" svg:y="8cm">
          <text:p text:style-name="P34">h<text:span text:style-name="T5">2w+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35" draw:layer="layout" svg:width="2cm" svg:height="2cm" svg:x="22cm" svg:y="10cm">
          <text:p text:style-name="P34">h<text:span text:style-name="T5">w+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0" draw:layer="layout" svg:width="2cm" svg:height="2cm" svg:x="22cm" svg:y="12cm">
          <text:p text:style-name="P3">h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5" draw:layer="layout" svg:width="2cm" svg:height="2cm" svg:x="20cm" svg:y="4cm">
          <text:p text:style-name="P34"><text:span text:style-name="T7">h</text:span><text:span text:style-name="T8">4w+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35" draw:layer="layout" svg:width="2cm" svg:height="2cm" svg:x="20cm" svg:y="6cm">
          <text:p text:style-name="P34">h<text:span text:style-name="T5">3w+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5" draw:layer="layout" svg:width="2cm" svg:height="2cm" svg:x="20cm" svg:y="8cm">
          <text:p text:style-name="P34">h<text:span text:style-name="T5">2w+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5" draw:layer="layout" svg:width="2cm" svg:height="2cm" svg:x="20cm" svg:y="10cm">
          <text:p text:style-name="P34">h<text:span text:style-name="T5">w+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0" draw:layer="layout" svg:width="2cm" svg:height="2cm" svg:x="20cm" svg:y="12cm">
          <text:p text:style-name="P3">h<text:span text:style-name="T5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5" draw:layer="layout" svg:width="2cm" svg:height="2cm" svg:x="18cm" svg:y="4cm">
          <text:p text:style-name="P34">h<text:span text:style-name="T5">4w+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5" draw:layer="layout" svg:width="2cm" svg:height="2cm" svg:x="18cm" svg:y="6cm">
          <text:p text:style-name="P34">h<text:span text:style-name="T5">3w+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35" draw:layer="layout" svg:width="2cm" svg:height="2cm" svg:x="18cm" svg:y="8cm">
          <text:p text:style-name="P34">h<text:span text:style-name="T5">2w+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35" draw:layer="layout" svg:width="2cm" svg:height="2cm" svg:x="18cm" svg:y="10cm">
          <text:p text:style-name="P34">h<text:span text:style-name="T5">w+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0" draw:layer="layout" svg:width="2cm" svg:height="2cm" svg:x="18cm" svg:y="12cm">
          <text:p text:style-name="P3">h<text:span text:style-name="T5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18" draw:layer="layout" svg:width="7.366cm" svg:height="1.673cm" svg:x="0.746cm" svg:y="1.762cm">
          <draw:text-box>
            <text:p text:style-name="P5">Késleltetések a konvolúcióhoz:</text:p>
          </draw:text-box>
        </draw:frame>
        <draw:frame draw:style-name="gr59" draw:text-style-name="P18" draw:layer="layout" svg:width="7.874cm" svg:height="1.27cm" svg:x="18.303cm" svg:y="2.016cm">
          <draw:text-box>
            <text:p text:style-name="P5">Együtthatók nevei: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cm" fo:page-height="3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07T16:08:40.264038418</meta:creation-date>
    <dc:date>2022-04-24T22:05:32.607000000</dc:date>
    <meta:editing-duration>PT1H50M39S</meta:editing-duration>
    <meta:editing-cycles>21</meta:editing-cycles>
    <meta:generator>LibreOffice/7.2.1.2$Windows_X86_64 LibreOffice_project/87b77fad49947c1441b67c559c339af8f3517e22</meta:generator>
    <meta:document-statistic meta:object-count="216"/>
  </office:meta>
</office:document-meta>
</file>